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 style:master-page-name="">
      <loext:graphic-properties draw:fill="none"/>
      <style:paragraph-properties fo:margin-left="0in" fo:margin-right="0in" fo:margin-top="0.3201in" fo:margin-bottom="0in" style:contextual-spacing="false" fo:text-indent="0in" style:auto-text-indent="false" style:page-number="auto" fo:background-color="transparent"/>
      <style:text-properties officeooo:paragraph-rsid="000f9331"/>
    </style:style>
    <style:style style:name="P2" style:family="paragraph" style:parent-style-name="Heading_20_1">
      <loext:graphic-properties draw:fill="none"/>
      <style:paragraph-properties fo:margin-left="0in" fo:margin-right="0in" fo:margin-top="0in" fo:margin-bottom="0in" style:contextual-spacing="false" fo:text-indent="0in" style:auto-text-indent="false" fo:break-before="page" fo:background-color="transparent"/>
      <style:text-properties officeooo:paragraph-rsid="001159dd"/>
    </style:style>
    <style:style style:name="P3" style:family="paragraph" style:parent-style-name="Heading_20_1">
      <style:paragraph-properties fo:margin-top="0in" fo:margin-bottom="0in" style:contextual-spacing="false"/>
    </style:style>
    <style:style style:name="P4" style:family="paragraph" style:parent-style-name="Preformatted_20_Text">
      <style:paragraph-properties fo:margin-top="0in" fo:margin-bottom="0in" style:contextual-spacing="false" fo:padding="0in" fo:border="none"/>
    </style:style>
    <style:style style:name="P5" style:family="paragraph" style:parent-style-name="Preformatted_20_Text">
      <style:paragraph-properties fo:margin-top="0in" fo:margin-bottom="0.1402in" style:contextual-spacing="false" fo:padding="0in" fo:border="none"/>
    </style:style>
    <style:style style:name="P6" style:family="paragraph" style:parent-style-name="Text_20_body" style:list-style-name="L1">
      <style:paragraph-properties fo:margin-top="0in" fo:margin-bottom="0in" style:contextual-spacing="false" fo:padding="0in" fo:border="none"/>
    </style:style>
    <style:style style:name="P7" style:family="paragraph" style:parent-style-name="Text_20_body">
      <style:paragraph-properties fo:margin-top="0in" fo:margin-bottom="0in" style:contextual-spacing="false" fo:padding="0in" fo:border="none"/>
    </style:style>
    <style:style style:name="P8" style:family="paragraph" style:parent-style-name="Text_20_body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/>
    </style:style>
    <style:style style:name="P9" style:family="paragraph" style:parent-style-name="Text_20_body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/>
      <style:text-properties fo:font-weight="bold" style:font-weight-asian="bold" style:font-weight-complex="bold"/>
    </style:style>
    <style:style style:name="P10" style:family="paragraph" style:parent-style-name="Text_20_body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/>
      <style:text-properties officeooo:paragraph-rsid="001159dd"/>
    </style:style>
    <style:style style:name="P11" style:family="paragraph" style:parent-style-name="Text_20_body">
      <loext:graphic-properties draw:fill="none"/>
      <style:paragraph-properties fo:margin-left="0in" fo:margin-right="0in" fo:margin-top="0in" fo:margin-bottom="0in" style:contextual-spacing="false" fo:text-indent="0in" style:auto-text-indent="false" fo:break-before="page" fo:background-color="transparent"/>
      <style:text-properties officeooo:paragraph-rsid="001159dd"/>
    </style:style>
    <style:style style:name="P12" style:family="paragraph" style:parent-style-name="Text_20_body" style:master-page-name="">
      <loext:graphic-properties draw:fill="none"/>
      <style:paragraph-properties fo:margin-left="0.1598in" fo:margin-right="0in" fo:margin-top="0in" fo:margin-bottom="0in" style:contextual-spacing="false" fo:line-height="115%" fo:text-indent="0in" style:auto-text-indent="false" style:page-number="auto" fo:background-color="transparent"/>
      <style:text-properties officeooo:paragraph-rsid="001159dd"/>
    </style:style>
    <style:style style:name="P13" style:family="paragraph" style:parent-style-name="Text_20_body">
      <style:paragraph-properties fo:margin-top="0.1201in" fo:margin-bottom="0in" style:contextual-spacing="false" fo:padding="0in" fo:border="none"/>
    </style:style>
    <style:style style:name="P14" style:family="paragraph" style:parent-style-name="Text_20_body">
      <style:paragraph-properties fo:margin-top="0.1598in" fo:margin-bottom="0in" style:contextual-spacing="false" fo:padding="0in" fo:border="none"/>
    </style:style>
    <style:style style:name="P15" style:family="paragraph" style:parent-style-name="Text_20_body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/>
      <style:text-properties officeooo:paragraph-rsid="001166a5"/>
    </style:style>
    <style:style style:name="T1" style:family="text">
      <style:text-properties loext:padding="0in" loext:border="none"/>
    </style:style>
    <style:style style:name="T2" style:family="text">
      <style:text-properties loext:padding="0.0193in" loext:border="0.06pt solid #00000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166a5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912. Sort an Array</text:h>
      <text:p text:style-name="P7">Given an array of integers <text:span text:style-name="Source_20_Text"><text:span text:style-name="T2">nums</text:span></text:span>, sort the array in ascending order and return it.</text:p>
      <text:p text:style-name="P7">You must solve the problem <text:span text:style-name="Strong_20_Emphasis"><text:span text:style-name="T1">without using any built-in</text:span></text:span> functions in <text:span text:style-name="Source_20_Text"><text:span text:style-name="T2">O(nlog(n))</text:span></text:span> time complexity and with the smallest space complexity possible.</text:p>
      <text:p text:style-name="P13"><text:span text:style-name="Strong_20_Emphasis"><text:span text:style-name="T1">Example 1:</text:span></text:span></text:p>
      <text:p text:style-name="P4"><text:span text:style-name="Strong_20_Emphasis"><text:span text:style-name="T1">Input:</text:span></text:span> nums = [5,2,3,1]</text:p>
      <text:p text:style-name="P4"><text:span text:style-name="Strong_20_Emphasis"><text:span text:style-name="T1">Output:</text:span></text:span> [1,2,3,5]</text:p>
      <text:p text:style-name="P4"><text:span text:style-name="Strong_20_Emphasis"><text:span text:style-name="T1">Explanation:</text:span></text:span> After sorting the array, the positions of some numbers are not changed (for example, 2 and 3), while the positions of other numbers are changed (for example, 1 and 5).</text:p>
      <text:p text:style-name="P14"><text:span text:style-name="Strong_20_Emphasis"><text:span text:style-name="T1">Example 2:</text:span></text:span></text:p>
      <text:p text:style-name="P4"><text:span text:style-name="Strong_20_Emphasis"><text:span text:style-name="T1">Input:</text:span></text:span> nums = [5,1,1,2,0,0]</text:p>
      <text:p text:style-name="P4"><text:span text:style-name="Strong_20_Emphasis"><text:span text:style-name="T1">Output:</text:span></text:span> [0,0,1,1,2,5]</text:p>
      <text:p text:style-name="P5"><text:span text:style-name="Strong_20_Emphasis"><text:span text:style-name="T1">Explanation:</text:span></text:span> Note that the values of nums are not necessairly unique.</text:p>
      <text:p text:style-name="P7"><text:span text:style-name="Strong_20_Emphasis"><text:span text:style-name="T1">Constraints:</text:span></text:span></text:p>
      <text:list xml:id="list1489741571" text:style-name="L1">
        <text:list-item>
          <text:p text:style-name="P6"><text:span text:style-name="Source_20_Text"><text:span text:style-name="T2">1 &lt;= nums.length &lt;= 5 * 10</text:span></text:span><text:span text:style-name="Source_20_Text"><text:span text:style-name="T1">4</text:span></text:span></text:p>
        </text:list-item>
        <text:list-item>
          <text:p text:style-name="P6"><text:span text:style-name="Source_20_Text"><text:span text:style-name="T2">-5 * 10</text:span></text:span><text:span text:style-name="Source_20_Text"><text:span text:style-name="T1">4</text:span></text:span><text:span text:style-name="Source_20_Text"><text:span text:style-name="T2"> &lt;= nums[i] &lt;= 5 * 10</text:span></text:span><text:span text:style-name="Source_20_Text"><text:span text:style-name="T1">4</text:span></text:span></text:p>
        </text:list-item>
      </text:list>
      <text:h text:style-name="P1" text:outline-level="1">912. Sort an Array</text:h>
      <text:p text:style-name="P8">/*</text:p>
      <text:p text:style-name="P9"><text:s text:c="4"/>priority_queue (min heap)</text:p>
      <text:p text:style-name="P8"><text:s text:c="4"/>Time complexity: O(nlogn)</text:p>
      <text:p text:style-name="P8"><text:s text:c="4"/>Extra space complexity: O(n)</text:p>
      <text:p text:style-name="P8">*/</text:p>
      <text:p text:style-name="P8">class Solution {</text:p>
      <text:p text:style-name="P8">public:</text:p>
      <text:p text:style-name="P8"><text:s text:c="4"/>std::vector&lt;int&gt; sortArray(std::vector&lt;int&gt;&amp; nums) {</text:p>
      <text:p text:style-name="P8"><text:s text:c="8"/>std::priority_queue&lt;int,std::vector&lt;int&gt;,std::greater&lt;int&gt;&gt; q;</text:p>
      <text:p text:style-name="P8"><text:s text:c="8"/>for(auto&amp; e: nums) q.push(e);</text:p>
      <text:p text:style-name="P8"><text:s text:c="8"/>int i=0;</text:p>
      <text:p text:style-name="P8"><text:s text:c="8"/>while(!q.empty()){</text:p>
      <text:p text:style-name="P8"><text:s text:c="12"/>nums[i++]=q.top();</text:p>
      <text:p text:style-name="P8"><text:s text:c="12"/>q.pop();</text:p>
      <text:p text:style-name="P8"><text:s text:c="8"/>}</text:p>
      <text:p text:style-name="P8"><text:s text:c="8"/>return nums;</text:p>
      <text:p text:style-name="P8"><text:s text:c="4"/>}</text:p>
      <text:p text:style-name="P8">};</text:p>
      <text:h text:style-name="P2" text:outline-level="1">912. Sort an Array</text:h>
      <text:p text:style-name="P8">/*</text:p>
      <text:p text:style-name="P8"><text:s text:c="3"/><text:span text:style-name="T3"><text:s/>Custom min heap (without heapify method)</text:span></text:p>
      <text:p text:style-name="P8"><text:s text:c="4"/>Time complexity: O(nlogn)</text:p>
      <text:p text:style-name="P8"><text:s text:c="4"/>Extra space complexity: O(n)</text:p>
      <text:p text:style-name="P8">*/</text:p>
      <text:p text:style-name="P8">class Solution {</text:p>
      <text:p text:style-name="P8"><text:s text:c="4"/>public:</text:p>
      <text:p text:style-name="P8"><text:s text:c="8"/>class MinHeap{</text:p>
      <text:p text:style-name="P8"><text:s text:c="12"/>public:</text:p>
      <text:p text:style-name="P8"><text:s text:c="16"/>std::vector&lt;int&gt; A;</text:p>
      <text:p text:style-name="P8"><text:s text:c="12"/>public:</text:p>
      <text:p text:style-name="P8"><text:s text:c="16"/>// Time complexity: O(logn)</text:p>
      <text:p text:style-name="P8"><text:s text:c="16"/>void push(int val){</text:p>
      <text:p text:style-name="P8"><text:s text:c="20"/>A.push_back(val);</text:p>
      <text:p text:style-name="P8"><text:s text:c="20"/>int i=A.size()-1;</text:p>
      <text:p text:style-name="P8"><text:s text:c="20"/>while(i&gt;0 &amp;&amp; A[i]&lt;A[(i-1)/2]){</text:p>
      <text:p text:style-name="P8"><text:s text:c="24"/>std::swap(A[i],A[(i-1)/2]);</text:p>
      <text:p text:style-name="P8"><text:s text:c="24"/>i=(i-1)/2;</text:p>
      <text:p text:style-name="P8"><text:s text:c="20"/>}</text:p>
      <text:p text:style-name="P8"><text:s text:c="16"/>}</text:p>
      <text:p text:style-name="P8"/>
      <text:p text:style-name="P8"><text:s text:c="16"/>// Time complexity: O(1)</text:p>
      <text:p text:style-name="P8"><text:s text:c="16"/>bool is_empty(){return A.size()==0;}</text:p>
      <text:p text:style-name="P8"/>
      <text:p text:style-name="P8"><text:s text:c="16"/>// Time complexity: O(1)</text:p>
      <text:p text:style-name="P8"><text:s text:c="16"/>int get_index_of_mininum_child(int i){</text:p>
      <text:p text:style-name="P8"><text:s text:c="20"/>if(2*i+2&lt;A.size()){</text:p>
      <text:p text:style-name="P8"><text:s text:c="24"/>if(A[2*i+1]&lt;A[2*i+2]) return 2*i+1;</text:p>
      <text:p text:style-name="P8"><text:s text:c="24"/>return 2*i+2; <text:s/></text:p>
      <text:p text:style-name="P8"><text:s text:c="20"/>}</text:p>
      <text:p text:style-name="P8"><text:s text:c="20"/>if(2*i+1&lt;A.size()) return 2*i+1;</text:p>
      <text:p text:style-name="P8"/>
      <text:p text:style-name="P8"><text:s text:c="4"/></text:p>
      <text:p text:style-name="P8"><text:s text:c="20"/>return -1; // Leaf node reached</text:p>
      <text:p text:style-name="P8"><text:s text:c="16"/>}</text:p>
      <text:p text:style-name="P8"/>
      <text:p text:style-name="P10"><text:s text:c="16"/></text:p>
      <text:p text:style-name="P11"><text:tab/> <text:s text:c="3"/>// Time complexity: O(logn)</text:p>
      <text:p text:style-name="P8"><text:s text:c="16"/>void pop(){</text:p>
      <text:p text:style-name="P8"><text:s text:c="20"/>if(is_empty()) return;</text:p>
      <text:p text:style-name="P8"><text:s text:c="20"/>std::swap(A[0],A[A.size()-1]);</text:p>
      <text:p text:style-name="P8"><text:s text:c="20"/>A.pop_back();</text:p>
      <text:p text:style-name="P8"/>
      <text:p text:style-name="P8"><text:s text:c="20"/>if(is_empty()) return;</text:p>
      <text:p text:style-name="P8"/>
      <text:p text:style-name="P8"><text:s text:c="20"/>int i=0;</text:p>
      <text:p text:style-name="P8"><text:s text:c="20"/>int min_id=get_index_of_mininum_child(i);</text:p>
      <text:p text:style-name="P8"><text:s text:c="20"/>while(min_id!=-1 &amp;&amp; A[min_id]&lt;A[i]){</text:p>
      <text:p text:style-name="P8"><text:s text:c="24"/>std::swap(A[min_id],A[i]);</text:p>
      <text:p text:style-name="P8"><text:s text:c="24"/>i=min_id;</text:p>
      <text:p text:style-name="P8"><text:s text:c="24"/>min_id=get_index_of_mininum_child(i);</text:p>
      <text:p text:style-name="P8"><text:s text:c="20"/>}</text:p>
      <text:p text:style-name="P8"><text:s text:c="16"/>}</text:p>
      <text:p text:style-name="P8"/>
      <text:p text:style-name="P8"><text:s text:c="16"/>// Time complexity: O(1)</text:p>
      <text:p text:style-name="P8"><text:s text:c="16"/>int top(){</text:p>
      <text:p text:style-name="P8"><text:s text:c="20"/>if(is_empty()) {</text:p>
      <text:p text:style-name="P8"><text:s text:c="24"/>std::cout&lt;&lt;"Min heap is empty\n";</text:p>
      <text:p text:style-name="P8"><text:s text:c="24"/>return INT_MAX;</text:p>
      <text:p text:style-name="P8"><text:s text:c="20"/>}</text:p>
      <text:p text:style-name="P8"><text:s text:c="20"/>return A[0];</text:p>
      <text:p text:style-name="P8"><text:s text:c="16"/>}</text:p>
      <text:p text:style-name="P8"><text:s text:c="8"/>};</text:p>
      <text:p text:style-name="P8"><text:s text:c="4"/>public:</text:p>
      <text:p text:style-name="P8"><text:s text:c="8"/>std::vector&lt;int&gt; sortArray(std::vector&lt;int&gt;&amp; nums){</text:p>
      <text:p text:style-name="P8"><text:s text:c="12"/>MinHeap min_heap=MinHeap();</text:p>
      <text:p text:style-name="P8"><text:s text:c="12"/>// Time complexity: O(nlogn)</text:p>
      <text:p text:style-name="P8"><text:s text:c="12"/>for(auto&amp; val: nums) min_heap.push(val);</text:p>
      <text:p text:style-name="P8"/>
      <text:p text:style-name="P8"><text:s text:c="12"/>// Time complexity: O(nlogn)</text:p>
      <text:p text:style-name="P8"><text:s text:c="12"/>int i=0;</text:p>
      <text:p text:style-name="P8"><text:s text:c="12"/>while(!min_heap.is_empty()){</text:p>
      <text:p text:style-name="P8"><text:s text:c="16"/>nums[i++]=min_heap.top();</text:p>
      <text:p text:style-name="P8"><text:s text:c="16"/>min_heap.pop();</text:p>
      <text:p text:style-name="P8"><text:s text:c="12"/>}</text:p>
      <text:p text:style-name="P8"><text:s text:c="12"/>return nums;</text:p>
      <text:p text:style-name="P8"><text:s text:c="8"/>}</text:p>
      <text:p text:style-name="P8">};</text:p>
      <text:h text:style-name="P2" text:outline-level="1">912. Sort an Array</text:h>
      <text:p text:style-name="P8">/*</text:p>
      <text:p text:style-name="P10"><text:s text:c="4"/><text:span text:style-name="T3">Custom min heap (with heapify method)</text:span></text:p>
      <text:p text:style-name="P12">Time complexity: O(nlogn)</text:p>
      <text:p text:style-name="P8"><text:s text:c="4"/>Extra space complexity: O(n)</text:p>
      <text:p text:style-name="P8">*/</text:p>
      <text:p text:style-name="P8">class Solution {</text:p>
      <text:p text:style-name="P8"><text:s text:c="4"/>public:</text:p>
      <text:p text:style-name="P8"><text:s text:c="8"/>class MinHeap{</text:p>
      <text:p text:style-name="P8"><text:s text:c="12"/>public:</text:p>
      <text:p text:style-name="P8"><text:s text:c="16"/>std::vector&lt;int&gt; A;</text:p>
      <text:p text:style-name="P8"><text:s text:c="12"/>public:</text:p>
      <text:p text:style-name="P8"><text:s text:c="16"/>// Time complexity: O(1)</text:p>
      <text:p text:style-name="P8"><text:s text:c="16"/>bool is_empty(){return A.size()==0;}</text:p>
      <text:p text:style-name="P8"/>
      <text:p text:style-name="P8"><text:s text:c="16"/>// Time complexity: O(1)</text:p>
      <text:p text:style-name="P8"><text:s text:c="16"/>int get_index_of_mininum_child(int i,int n){</text:p>
      <text:p text:style-name="P8"><text:s text:c="20"/>if(2*i+2&lt;n){</text:p>
      <text:p text:style-name="P8"><text:s text:c="24"/>if(A[2*i+1]&lt;A[2*i+2]) return 2*i+1;</text:p>
      <text:p text:style-name="P8"><text:s text:c="24"/>return 2*i+2; <text:s/></text:p>
      <text:p text:style-name="P8"><text:s text:c="20"/>}</text:p>
      <text:p text:style-name="P8"><text:s text:c="20"/>if(2*i+1&lt;n) return 2*i+1;</text:p>
      <text:p text:style-name="P8"/>
      <text:p text:style-name="P8"><text:s text:c="4"/></text:p>
      <text:p text:style-name="P8"><text:s text:c="20"/>return -1; // leaf node reached</text:p>
      <text:p text:style-name="P8"><text:s text:c="16"/>}</text:p>
      <text:p text:style-name="P15"><text:s text:c="16"/>// Time complexity: O(<text:span text:style-name="T4">logn</text:span>)</text:p>
      <text:p text:style-name="P8"><text:s text:c="16"/>void heapify(int i,int n){</text:p>
      <text:p text:style-name="P8"><text:s text:c="20"/>int min_id=get_index_of_mininum_child(i,n);</text:p>
      <text:p text:style-name="P8"><text:s text:c="20"/>while(min_id!=-1 &amp;&amp; A[min_id]&lt;A[i]){</text:p>
      <text:p text:style-name="P8"><text:s text:c="24"/>std::swap(A[i],A[min_id]);</text:p>
      <text:p text:style-name="P8"><text:s text:c="24"/>i=min_id;</text:p>
      <text:p text:style-name="P8"><text:s text:c="24"/>min_id=get_index_of_mininum_child(i,n);</text:p>
      <text:p text:style-name="P8"><text:s text:c="20"/>}</text:p>
      <text:p text:style-name="P8"><text:s text:c="16"/>}</text:p>
      <text:p text:style-name="P8"/>
      <text:p text:style-name="P8"><text:s text:c="8"/>};</text:p>
      <text:p text:style-name="P10"><text:s text:c="2"/></text:p>
      <text:p text:style-name="P11"><text:s text:c="2"/>public:</text:p>
      <text:p text:style-name="P8"><text:s text:c="8"/>std::vector&lt;int&gt; sortArray(std::vector&lt;int&gt;&amp; nums){</text:p>
      <text:p text:style-name="P8"><text:s text:c="12"/>MinHeap min_heap=MinHeap();</text:p>
      <text:p text:style-name="P8"/>
      <text:p text:style-name="P8"><text:s text:c="12"/>min_heap.A=nums;</text:p>
      <text:p text:style-name="P8"/>
      <text:p text:style-name="P8"><text:s text:c="12"/>int n=nums.size();</text:p>
      <text:p text:style-name="P8"/>
      <text:p text:style-name="P8"><text:s text:c="12"/>for(int i=n/2-1;i&gt;=0;i--) min_heap.heapify(i,n);</text:p>
      <text:p text:style-name="P8"><text:s text:c="12"/></text:p>
      <text:p text:style-name="P8"><text:s text:c="12"/>for(int i=n-1;i&gt;=0;i--) {</text:p>
      <text:p text:style-name="P8"><text:s text:c="15"/>std::swap(min_heap.A[0],min_heap.A[i]);</text:p>
      <text:p text:style-name="P8"><text:s text:c="16"/>min_heap.heapify(0,i);</text:p>
      <text:p text:style-name="P8"><text:s text:c="12"/>}</text:p>
      <text:p text:style-name="P8"/>
      <text:p text:style-name="P8"><text:s text:c="12"/>for(int i=n-1;i&gt;=0;--i) nums[n-i-1]=min_heap.A[i];</text:p>
      <text:p text:style-name="P8"/>
      <text:p text:style-name="P8"><text:s text:c="12"/>return nums;</text:p>
      <text:p text:style-name="P8"><text:s text:c="8"/>}</text:p>
      <text:p text:style-name="P8">}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5T11:59:12.529329033</meta:creation-date>
    <dc:date>2024-07-25T12:08:03.264167061</dc:date>
    <meta:editing-duration>PT8M49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5" meta:paragraph-count="155" meta:word-count="414" meta:character-count="4985" meta:non-whitespace-character-count="2961"/>
  </office:meta>
</office:document-meta>
</file>